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D0000002C10D78922.png" manifest:media-type="image/png"/>
  <manifest:file-entry manifest:full-path="Pictures/1000000000000255000000FDD4A3FA48.png" manifest:media-type="image/png"/>
  <manifest:file-entry manifest:full-path="Pictures/100000000000027000000274D28806BA.png" manifest:media-type="image/png"/>
  <manifest:file-entry manifest:full-path="Pictures/100000000000029600000361C3F20259.png" manifest:media-type="image/png"/>
  <manifest:file-entry manifest:full-path="Pictures/100000000000023E000003202EE179E4.png" manifest:media-type="image/png"/>
  <manifest:file-entry manifest:full-path="Pictures/10000000000002610000005374C63409.png" manifest:media-type="image/png"/>
  <manifest:file-entry manifest:full-path="Pictures/10000000000002170000009B12B9AA64.png" manifest:media-type="image/png"/>
  <manifest:file-entry manifest:full-path="Pictures/100000000000049D000000EB1669CD89.png" manifest:media-type="image/png"/>
  <manifest:file-entry manifest:full-path="Pictures/10000000000001FD000000B4CFA78691.png" manifest:media-type="image/png"/>
  <manifest:file-entry manifest:full-path="Pictures/100000000000029D0000029FAFCDCBFF.png" manifest:media-type="image/png"/>
  <manifest:file-entry manifest:full-path="Pictures/100000000000048F00000207F4CE1B29.png" manifest:media-type="image/png"/>
  <manifest:file-entry manifest:full-path="Pictures/10000000000002130000010BE04BD591.png" manifest:media-type="image/png"/>
  <manifest:file-entry manifest:full-path="Pictures/10000000000001D8000000B329AFA0F3.png" manifest:media-type="image/png"/>
  <manifest:file-entry manifest:full-path="Pictures/100000000000049800000082FB6CE8B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language="ru" fo:country="RU" officeooo:rsid="00086c91" officeooo:paragraph-rsid="00086c91" style:font-size-asian="21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ёт лабораторная работа 3 (оценка 3)<text:line-break/><draw:frame draw:style-name="fr1" draw:name="Изображение1" text:anchor-type="char" svg:x="1.147cm" svg:y="1.596cm" svg:width="14.838cm" svg:height="0.931cm" draw:z-index="0"><draw:image xlink:href="Pictures/10000000000002BD0000002C10D78922.png" xlink:type="simple" xlink:show="embed" xlink:actuate="onLoad" draw:mime-type="image/png"/></draw:frame><draw:frame draw:style-name="fr1" draw:name="Изображение2" text:anchor-type="char" svg:x="2.185cm" svg:y="2.963cm" svg:width="12.891cm" svg:height="1.757cm" draw:z-index="1"><draw:image xlink:href="Pictures/10000000000002610000005374C63409.png" xlink:type="simple" xlink:show="embed" xlink:actuate="onLoad" draw:mime-type="image/png"/></draw:frame><draw:frame draw:style-name="fr1" draw:name="Изображение3" text:anchor-type="char" svg:x="2.676cm" svg:y="5.177cm" svg:width="11.324cm" svg:height="3.281cm" draw:z-index="2"><draw:image xlink:href="Pictures/10000000000002170000009B12B9AA64.png" xlink:type="simple" xlink:show="embed" xlink:actuate="onLoad" draw:mime-type="image/png"/></draw:frame><draw:frame draw:style-name="fr1" draw:name="Изображение4" text:anchor-type="char" svg:x="2.244cm" svg:y="8.772cm" svg:width="12.307cm" svg:height="16.08cm" draw:z-index="3"><draw:image xlink:href="Pictures/100000000000029600000361C3F20259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oft-page-break/><text:tab/><text:tab/><text:tab/><text:tab/><text:tab/><text:tab/><draw:frame draw:style-name="fr2" draw:name="Изображение5" text:anchor-type="char" svg:width="12.15cm" svg:height="16.933cm" draw:z-index="4"><draw:image xlink:href="Pictures/100000000000023E000003202EE179E4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/text:p>
      <text:p text:style-name="P1"><draw:frame draw:style-name="fr1" draw:name="Изображение6" text:anchor-type="char" svg:x="2.753cm" svg:y="0.183cm" svg:width="10.774cm" svg:height="3.81cm" draw:z-index="5"><draw:image xlink:href="Pictures/10000000000001FD000000B4CFA7869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Изображение7" text:anchor-type="char" svg:width="17cm" svg:height="3.381cm" draw:z-index="6"><draw:image xlink:href="Pictures/100000000000049D000000EB1669CD89.png" xlink:type="simple" xlink:show="embed" xlink:actuate="onLoad" draw:mime-type="image/png"/></draw:frame><text:soft-page-break/></text:p>
      <text:p text:style-name="P1"><draw:frame draw:style-name="fr2" draw:name="Изображение8" text:anchor-type="char" svg:width="13.208cm" svg:height="13.293cm" draw:z-index="7"><draw:image xlink:href="Pictures/100000000000027000000274D28806B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Изображение9" text:anchor-type="char" svg:x="1.616cm" svg:y="0.677cm" svg:width="14.161cm" svg:height="14.203cm" draw:z-index="8"><draw:image xlink:href="Pictures/100000000000029D0000029FAFCDCBFF.png" xlink:type="simple" xlink:show="embed" xlink:actuate="onLoad" draw:mime-type="image/png"/></draw:frame><text:soft-page-break/></text:p>
      <text:p text:style-name="P1"><draw:frame draw:style-name="fr1" draw:name="Изображение10" text:anchor-type="char" svg:x="0.425cm" svg:y="0.672cm" svg:width="17cm" svg:height="7.56cm" draw:z-index="9"><draw:image xlink:href="Pictures/100000000000048F00000207F4CE1B29.png" xlink:type="simple" xlink:show="embed" xlink:actuate="onLoad" draw:mime-type="image/png"/></draw:frame></text:p>
      <text:p text:style-name="P1"><draw:frame draw:style-name="fr2" draw:name="Изображение11" text:anchor-type="char" svg:width="11.24cm" svg:height="5.652cm" draw:z-index="10"><draw:image xlink:href="Pictures/10000000000002130000010BE04BD591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><draw:frame draw:style-name="fr1" draw:name="Изображение12" text:anchor-type="char" svg:x="3.505cm" svg:y="0.323cm" svg:width="9.991cm" svg:height="3.789cm" draw:z-index="11"><draw:image xlink:href="Pictures/10000000000001D8000000B329AFA0F3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Изображение13" text:anchor-type="char" svg:x="0.162cm" svg:y="0.97cm" svg:width="17cm" svg:height="1.879cm" draw:z-index="12"><draw:image xlink:href="Pictures/100000000000049800000082FB6CE8BF.png" xlink:type="simple" xlink:show="embed" xlink:actuate="onLoad" draw:mime-type="image/png"/></draw:frame></text:p>
      <text:p text:style-name="P1"><draw:frame draw:style-name="fr2" draw:name="Изображение14" text:anchor-type="char" svg:width="12.637cm" svg:height="5.355cm" draw:z-index="13"><draw:image xlink:href="Pictures/1000000000000255000000FDD4A3FA4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2T14:49:24.028000000</meta:creation-date>
    <dc:date>2025-03-12T14:54:16.229000000</dc:date>
    <meta:editing-duration>PT4M52S</meta:editing-duration>
    <meta:editing-cycles>1</meta:editing-cycles>
    <meta:document-statistic meta:table-count="0" meta:image-count="14" meta:object-count="0" meta:page-count="5" meta:paragraph-count="1" meta:word-count="6" meta:character-count="107" meta:non-whitespace-character-count="33"/>
    <meta:generator>LibreOffice/24.8.5.1$Windows_X86_64 LibreOffice_project/8e3f91296d65a47712b8a390b4731fa5a2f6c9af</meta:generator>
  </office:meta>
</office:document-meta>
</file>